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B000001CA6BF47C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258e2" officeooo:paragraph-rsid="000258e2"/>
    </style:style>
    <style:style style:name="P2" style:family="paragraph" style:parent-style-name="Title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sting services</text:p>
      <text:p text:style-name="Text_20_body"/>
      <text:p text:style-name="Text_20_body"/>
      <text:p text:style-name="Text_20_body"><draw:frame draw:style-name="fr1" draw:name="Imagen1" text:anchor-type="char" svg:width="17cm" svg:height="10.423cm" draw:z-index="0"><draw:image xlink:href="Pictures/10000001000002EB000001CA6BF47CDC.png" xlink:type="simple" xlink:show="embed" xlink:actuate="onLoad" draw:mime-type="image/png"/></draw:frame><text:tab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258e2" officeooo:paragraph-rsid="000258e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ván Espí Asin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8:53:35.313609303</meta:creation-date>
    <meta:print-date>2025-09-10T18:54:54.511681275</meta:print-date>
    <meta:printed-by>Archivos PDF</meta:printed-by>
    <dc:date>2025-09-10T18:58:25.286996305</dc:date>
    <meta:editing-duration>PT3M30S</meta:editing-duration>
    <meta:editing-cycles>1</meta:editing-cycles>
    <meta:document-statistic meta:table-count="0" meta:image-count="1" meta:object-count="0" meta:page-count="1" meta:paragraph-count="3" meta:word-count="5" meta:character-count="32" meta:non-whitespace-character-count="28"/>
    <meta:generator>LibreOffice/24.2.7.2$Linux_X86_64 LibreOffice_project/420$Build-2</meta:generator>
  </office:meta>
</office:document-meta>
</file>